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LORES FLORES, LUIS ANTON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89027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LORES FLORES, LUIS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89027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6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3/08/2021</text:p>
          </table:table-cell>
          <table:table-cell table:style-name="Tabla2.A2" office:value-type="string">
            <text:p text:style-name="P9">77512711</text:p>
          </table:table-cell>
          <table:table-cell table:style-name="Tabla2.A2" office:value-type="string">
            <text:p text:style-name="P9">168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BERTHA LOLI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23:52:5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